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1"/>
    <style:style style:name="ce4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2.957" calcext:value-type="float">
            <text:p>2.957</text:p>
          </table:table-cell>
          <table:table-cell/>
          <table:table-cell office:value-type="string" calcext:value-type="string">
            <text:p>referenčna vrednost</text:p>
          </table:table-cell>
          <table:table-cell table:style-name="ce1" office:value-type="float" office:value="2.88" calcext:value-type="float">
            <text:p>2.8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2.9619" calcext:value-type="float">
            <text:p>2.9619</text:p>
          </table:table-cell>
          <table:table-cell/>
          <table:table-cell office:value-type="string" calcext:value-type="string">
            <text:p>povprečna vrednost</text:p>
          </table:table-cell>
          <table:table-cell table:style-name="ce1" table:formula="of:=AVERAGE([.A2:.A100])" office:value-type="float" office:value="2.95135757575758" calcext:value-type="float">
            <text:p>2.9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2.957" calcext:value-type="float">
            <text:p>2.957</text:p>
          </table:table-cell>
          <table:table-cell/>
          <table:table-cell office:value-type="string" calcext:value-type="string">
            <text:p>standardni odklon</text:p>
          </table:table-cell>
          <table:table-cell table:style-name="ce2" table:formula="of:=STDEV([.A1:.A100])*1000" office:value-type="float" office:value="3.81591616281277" calcext:value-type="float">
            <text:p>3.82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float" office:value="2.957" calcext:value-type="float">
            <text:p>2.957</text:p>
          </table:table-cell>
          <table:table-cell/>
          <table:table-cell office:value-type="string" calcext:value-type="string">
            <text:p>rel. napaka</text:p>
          </table:table-cell>
          <table:table-cell table:style-name="ce3" table:formula="of:=([.D1]-[.D2])/[.D1]" office:value-type="percentage" office:value="-0.0247769360269374" calcext:value-type="percentage">
            <text:p>-2.48%</text:p>
          </table:table-cell>
          <table:table-cell/>
        </table:table-row>
        <table:table-row table:style-name="ro1">
          <table:table-cell office:value-type="float" office:value="2.957" calcext:value-type="float">
            <text:p>2.957</text:p>
          </table:table-cell>
          <table:table-cell table:number-columns-repeated="4"/>
        </table:table-row>
        <table:table-row table:style-name="ro1">
          <table:table-cell office:value-type="float" office:value="2.957" calcext:value-type="float">
            <text:p>2.957</text:p>
          </table:table-cell>
          <table:table-cell table:number-columns-repeated="2"/>
          <table:table-cell table:formula="of:=[.D1]-[.D2]" office:value-type="float" office:value="-0.0713575757575797" calcext:value-type="float">
            <text:p>-0.0713575758</text:p>
          </table:table-cell>
          <table:table-cell/>
        </table:table-row>
        <table:table-row table:style-name="ro1">
          <table:table-cell office:value-type="float" office:value="2.957" calcext:value-type="float">
            <text:p>2.957</text:p>
          </table:table-cell>
          <table:table-cell table:number-columns-repeated="4"/>
        </table:table-row>
        <table:table-row table:style-name="ro1">
          <table:table-cell office:value-type="float" office:value="2.957" calcext:value-type="float">
            <text:p>2.957</text:p>
          </table:table-cell>
          <table:table-cell table:number-columns-repeated="4"/>
        </table:table-row>
        <table:table-row table:style-name="ro1">
          <table:table-cell office:value-type="float" office:value="2.957" calcext:value-type="float">
            <text:p>2.957</text:p>
          </table:table-cell>
          <table:table-cell table:number-columns-repeated="4"/>
        </table:table-row>
        <table:table-row table:style-name="ro1">
          <table:table-cell office:value-type="float" office:value="2.957" calcext:value-type="float">
            <text:p>2.957</text:p>
          </table:table-cell>
          <table:table-cell table:number-columns-repeated="4"/>
        </table:table-row>
        <table:table-row table:style-name="ro1">
          <table:table-cell office:value-type="float" office:value="2.957" calcext:value-type="float">
            <text:p>2.957</text:p>
          </table:table-cell>
          <table:table-cell table:number-columns-repeated="4"/>
        </table:table-row>
        <table:table-row table:style-name="ro1">
          <table:table-cell office:value-type="float" office:value="2.957" calcext:value-type="float">
            <text:p>2.957</text:p>
          </table:table-cell>
          <table:table-cell table:number-columns-repeated="4"/>
        </table:table-row>
        <table:table-row table:style-name="ro1">
          <table:table-cell office:value-type="float" office:value="2.957" calcext:value-type="float">
            <text:p>2.957</text:p>
          </table:table-cell>
          <table:table-cell table:number-columns-repeated="4"/>
        </table:table-row>
        <table:table-row table:style-name="ro1">
          <table:table-cell office:value-type="float" office:value="2.957" calcext:value-type="float">
            <text:p>2.957</text:p>
          </table:table-cell>
          <table:table-cell table:number-columns-repeated="4"/>
        </table:table-row>
        <table:table-row table:style-name="ro1">
          <table:table-cell office:value-type="float" office:value="2.957" calcext:value-type="float">
            <text:p>2.957</text:p>
          </table:table-cell>
          <table:table-cell table:number-columns-repeated="4"/>
        </table:table-row>
        <table:table-row table:style-name="ro1">
          <table:table-cell office:value-type="float" office:value="2.957" calcext:value-type="float">
            <text:p>2.957</text:p>
          </table:table-cell>
          <table:table-cell table:number-columns-repeated="4"/>
        </table:table-row>
        <table:table-row table:style-name="ro1">
          <table:table-cell office:value-type="float" office:value="2.957" calcext:value-type="float">
            <text:p>2.957</text:p>
          </table:table-cell>
          <table:table-cell table:number-columns-repeated="4"/>
        </table:table-row>
        <table:table-row table:style-name="ro1">
          <table:table-cell office:value-type="float" office:value="2.957" calcext:value-type="float">
            <text:p>2.957</text:p>
          </table:table-cell>
          <table:table-cell table:number-columns-repeated="4"/>
        </table:table-row>
        <table:table-row table:style-name="ro1">
          <table:table-cell office:value-type="float" office:value="2.957" calcext:value-type="float">
            <text:p>2.957</text:p>
          </table:table-cell>
          <table:table-cell table:number-columns-repeated="4"/>
        </table:table-row>
        <table:table-row table:style-name="ro1">
          <table:table-cell office:value-type="float" office:value="2.957" calcext:value-type="float">
            <text:p>2.957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7" calcext:value-type="float">
            <text:p>2.957</text:p>
          </table:table-cell>
          <table:table-cell table:number-columns-repeated="4"/>
        </table:table-row>
        <table:table-row table:style-name="ro1">
          <table:table-cell office:value-type="float" office:value="2.957" calcext:value-type="float">
            <text:p>2.957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521" calcext:value-type="float">
            <text:p>2.9521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  <table:table-row table:style-name="ro1">
          <table:table-cell office:value-type="float" office:value="2.9472" calcext:value-type="float">
            <text:p>2.9472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6.2547in" svg:height="3.5972in" svg:x="6.8291in" svg:y="0.2091in">
            <draw:object draw:notify-on-update-of-ranges="Sheet2.B8:Sheet2.B101 Sheet2.C8:Sheet2.C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lnUc</text:p>
          </table:table-cell>
          <table:table-cell table:number-columns-repeated="2"/>
        </table:table-row>
        <table:table-row table:style-name="ro1">
          <table:table-cell office:value-type="float" office:value="4.929" calcext:value-type="float">
            <text:p>4.929</text:p>
          </table:table-cell>
          <table:table-cell office:value-type="float" office:value="0" calcext:value-type="float">
            <text:p>0</text:p>
          </table:table-cell>
          <table:table-cell table:formula="of:=LN([.A2])" office:value-type="float" office:value="1.59513612772324" calcext:value-type="float">
            <text:p>1.5951</text:p>
          </table:table-cell>
          <table:table-cell office:value-type="string" calcext:value-type="string">
            <text:p>R²</text:p>
          </table:table-cell>
          <table:table-cell table:formula="of:=RSQ([.C8:.C101];[.B8:.B101])" office:value-type="float" office:value="0.999937836248165" calcext:value-type="float">
            <text:p>0.9999378362</text:p>
          </table:table-cell>
        </table:table-row>
        <table:table-row table:style-name="ro1">
          <table:table-cell office:value-type="float" office:value="4.929" calcext:value-type="float">
            <text:p>4.929</text:p>
          </table:table-cell>
          <table:table-cell office:value-type="float" office:value="100" calcext:value-type="float">
            <text:p>100</text:p>
          </table:table-cell>
          <table:table-cell table:formula="of:=LN([.A3])" office:value-type="float" office:value="1.59513612772324" calcext:value-type="float">
            <text:p>1.5951</text:p>
          </table:table-cell>
          <table:table-cell office:value-type="string" calcext:value-type="string">
            <text:p>k=</text:p>
          </table:table-cell>
          <table:table-cell table:formula="of:=SLOPE([.C8:.C101];[.B8:.B101])" office:value-type="float" office:value="-0.000210847096434348" calcext:value-type="float">
            <text:p>-0.0002108471</text:p>
          </table:table-cell>
        </table:table-row>
        <table:table-row table:style-name="ro1">
          <table:table-cell office:value-type="float" office:value="4.929" calcext:value-type="float">
            <text:p>4.929</text:p>
          </table:table-cell>
          <table:table-cell office:value-type="float" office:value="201" calcext:value-type="float">
            <text:p>201</text:p>
          </table:table-cell>
          <table:table-cell table:formula="of:=LN([.A4])" office:value-type="float" office:value="1.59513612772324" calcext:value-type="float">
            <text:p>1.5951</text:p>
          </table:table-cell>
          <table:table-cell office:value-type="string" calcext:value-type="string">
            <text:p>C</text:p>
          </table:table-cell>
          <table:table-cell table:formula="of:=-1/(100000*[.E3])" office:value-type="float" office:value="0.0474277339793186" calcext:value-type="float">
            <text:p>0.047427734</text:p>
          </table:table-cell>
        </table:table-row>
        <table:table-row table:style-name="ro1">
          <table:table-cell office:value-type="float" office:value="4.929" calcext:value-type="float">
            <text:p>4.929</text:p>
          </table:table-cell>
          <table:table-cell office:value-type="float" office:value="302" calcext:value-type="float">
            <text:p>302</text:p>
          </table:table-cell>
          <table:table-cell table:formula="of:=LN([.A5])" office:value-type="float" office:value="1.59513612772324" calcext:value-type="float">
            <text:p>1.5951</text:p>
          </table:table-cell>
          <table:table-cell table:number-columns-repeated="2"/>
        </table:table-row>
        <table:table-row table:style-name="ro1">
          <table:table-cell office:value-type="float" office:value="4.929" calcext:value-type="float">
            <text:p>4.929</text:p>
          </table:table-cell>
          <table:table-cell office:value-type="float" office:value="403" calcext:value-type="float">
            <text:p>403</text:p>
          </table:table-cell>
          <table:table-cell table:formula="of:=LN([.A6])" office:value-type="float" office:value="1.59513612772324" calcext:value-type="float">
            <text:p>1.5951</text:p>
          </table:table-cell>
          <table:table-cell table:number-columns-repeated="2"/>
        </table:table-row>
        <table:table-row table:style-name="ro1">
          <table:table-cell office:value-type="float" office:value="4.8997" calcext:value-type="float">
            <text:p>4.8997</text:p>
          </table:table-cell>
          <table:table-cell office:value-type="float" office:value="503" calcext:value-type="float">
            <text:p>503</text:p>
          </table:table-cell>
          <table:table-cell table:formula="of:=LN([.A7])" office:value-type="float" office:value="1.58917397875249" calcext:value-type="float">
            <text:p>1.5892</text:p>
          </table:table-cell>
          <table:table-cell table:number-columns-repeated="2"/>
        </table:table-row>
        <table:table-row table:style-name="ro1">
          <table:table-cell office:value-type="float" office:value="4.7921" calcext:value-type="float">
            <text:p>4.7921</text:p>
          </table:table-cell>
          <table:table-cell office:value-type="float" office:value="604" calcext:value-type="float">
            <text:p>604</text:p>
          </table:table-cell>
          <table:table-cell table:formula="of:=LN([.A8])" office:value-type="float" office:value="1.56696872870893" calcext:value-type="float">
            <text:p>1.5670</text:p>
          </table:table-cell>
          <table:table-cell table:number-columns-repeated="2"/>
        </table:table-row>
        <table:table-row table:style-name="ro1">
          <table:table-cell office:value-type="float" office:value="4.6944" calcext:value-type="float">
            <text:p>4.6944</text:p>
          </table:table-cell>
          <table:table-cell office:value-type="float" office:value="705" calcext:value-type="float">
            <text:p>705</text:p>
          </table:table-cell>
          <table:table-cell table:formula="of:=LN([.A9])" office:value-type="float" office:value="1.54637030896653" calcext:value-type="float">
            <text:p>1.5464</text:p>
          </table:table-cell>
          <table:table-cell table:number-columns-repeated="2"/>
        </table:table-row>
        <table:table-row table:style-name="ro1">
          <table:table-cell office:value-type="float" office:value="4.5918" calcext:value-type="float">
            <text:p>4.5918</text:p>
          </table:table-cell>
          <table:table-cell office:value-type="float" office:value="805" calcext:value-type="float">
            <text:p>805</text:p>
          </table:table-cell>
          <table:table-cell table:formula="of:=LN([.A10])" office:value-type="float" office:value="1.52427210406179" calcext:value-type="float">
            <text:p>1.5243</text:p>
          </table:table-cell>
          <table:table-cell table:number-columns-repeated="2"/>
        </table:table-row>
        <table:table-row table:style-name="ro1">
          <table:table-cell office:value-type="float" office:value="4.4989" calcext:value-type="float">
            <text:p>4.4989</text:p>
          </table:table-cell>
          <table:table-cell office:value-type="float" office:value="907" calcext:value-type="float">
            <text:p>907</text:p>
          </table:table-cell>
          <table:table-cell table:formula="of:=LN([.A11])" office:value-type="float" office:value="1.50383292245042" calcext:value-type="float">
            <text:p>1.5038</text:p>
          </table:table-cell>
          <table:table-cell table:number-columns-repeated="2"/>
        </table:table-row>
        <table:table-row table:style-name="ro1">
          <table:table-cell office:value-type="float" office:value="4.4011" calcext:value-type="float">
            <text:p>4.4011</text:p>
          </table:table-cell>
          <table:table-cell office:value-type="float" office:value="1007" calcext:value-type="float">
            <text:p>1007</text:p>
          </table:table-cell>
          <table:table-cell table:formula="of:=LN([.A12])" office:value-type="float" office:value="1.48185450967942" calcext:value-type="float">
            <text:p>1.4819</text:p>
          </table:table-cell>
          <table:table-cell table:number-columns-repeated="2"/>
        </table:table-row>
        <table:table-row table:style-name="ro1">
          <table:table-cell office:value-type="float" office:value="4.3132" calcext:value-type="float">
            <text:p>4.3132</text:p>
          </table:table-cell>
          <table:table-cell office:value-type="float" office:value="1107" calcext:value-type="float">
            <text:p>1107</text:p>
          </table:table-cell>
          <table:table-cell table:formula="of:=LN([.A13])" office:value-type="float" office:value="1.46168008802578" calcext:value-type="float">
            <text:p>1.4617</text:p>
          </table:table-cell>
          <table:table-cell table:number-columns-repeated="2"/>
        </table:table-row>
        <table:table-row table:style-name="ro1">
          <table:table-cell office:value-type="float" office:value="4.2203" calcext:value-type="float">
            <text:p>4.2203</text:p>
          </table:table-cell>
          <table:table-cell office:value-type="float" office:value="1209" calcext:value-type="float">
            <text:p>1209</text:p>
          </table:table-cell>
          <table:table-cell table:formula="of:=LN([.A14])" office:value-type="float" office:value="1.43990621556854" calcext:value-type="float">
            <text:p>1.4399</text:p>
          </table:table-cell>
          <table:table-cell table:number-columns-repeated="2"/>
        </table:table-row>
        <table:table-row table:style-name="ro1">
          <table:table-cell office:value-type="float" office:value="4.1323" calcext:value-type="float">
            <text:p>4.1323</text:p>
          </table:table-cell>
          <table:table-cell office:value-type="float" office:value="1309" calcext:value-type="float">
            <text:p>1309</text:p>
          </table:table-cell>
          <table:table-cell table:formula="of:=LN([.A15])" office:value-type="float" office:value="1.41883415268767" calcext:value-type="float">
            <text:p>1.4188</text:p>
          </table:table-cell>
          <table:table-cell table:number-columns-repeated="2"/>
        </table:table-row>
        <table:table-row table:style-name="ro1">
          <table:table-cell office:value-type="float" office:value="4.0492" calcext:value-type="float">
            <text:p>4.0492</text:p>
          </table:table-cell>
          <table:table-cell office:value-type="float" office:value="1411" calcext:value-type="float">
            <text:p>1411</text:p>
          </table:table-cell>
          <table:table-cell table:formula="of:=LN([.A16])" office:value-type="float" office:value="1.39851933074246" calcext:value-type="float">
            <text:p>1.3985</text:p>
          </table:table-cell>
          <table:table-cell table:number-columns-repeated="2"/>
        </table:table-row>
        <table:table-row table:style-name="ro1">
          <table:table-cell office:value-type="float" office:value="3.9564" calcext:value-type="float">
            <text:p>3.9564</text:p>
          </table:table-cell>
          <table:table-cell office:value-type="float" office:value="1511" calcext:value-type="float">
            <text:p>1511</text:p>
          </table:table-cell>
          <table:table-cell table:formula="of:=LN([.A17])" office:value-type="float" office:value="1.37533452088355" calcext:value-type="float">
            <text:p>1.3753</text:p>
          </table:table-cell>
          <table:table-cell table:number-columns-repeated="2"/>
        </table:table-row>
        <table:table-row table:style-name="ro1">
          <table:table-cell office:value-type="float" office:value="3.8831" calcext:value-type="float">
            <text:p>3.8831</text:p>
          </table:table-cell>
          <table:table-cell office:value-type="float" office:value="1612" calcext:value-type="float">
            <text:p>1612</text:p>
          </table:table-cell>
          <table:table-cell table:formula="of:=LN([.A18])" office:value-type="float" office:value="1.35663380370146" calcext:value-type="float">
            <text:p>1.3566</text:p>
          </table:table-cell>
          <table:table-cell table:number-columns-repeated="2"/>
        </table:table-row>
        <table:table-row table:style-name="ro1">
          <table:table-cell office:value-type="float" office:value="3.7951" calcext:value-type="float">
            <text:p>3.7951</text:p>
          </table:table-cell>
          <table:table-cell office:value-type="float" office:value="1713" calcext:value-type="float">
            <text:p>1713</text:p>
          </table:table-cell>
          <table:table-cell table:formula="of:=LN([.A19])" office:value-type="float" office:value="1.33371076096156" calcext:value-type="float">
            <text:p>1.3337</text:p>
          </table:table-cell>
          <table:table-cell table:number-columns-repeated="2"/>
        </table:table-row>
        <table:table-row table:style-name="ro1">
          <table:table-cell office:value-type="float" office:value="3.7169" calcext:value-type="float">
            <text:p>3.7169</text:p>
          </table:table-cell>
          <table:table-cell office:value-type="float" office:value="1813" calcext:value-type="float">
            <text:p>1813</text:p>
          </table:table-cell>
          <table:table-cell table:formula="of:=LN([.A20])" office:value-type="float" office:value="1.31288998753648" calcext:value-type="float">
            <text:p>1.3129</text:p>
          </table:table-cell>
          <table:table-cell table:number-columns-repeated="2"/>
        </table:table-row>
        <table:table-row table:style-name="ro1">
          <table:table-cell office:value-type="float" office:value="3.6436" calcext:value-type="float">
            <text:p>3.6436</text:p>
          </table:table-cell>
          <table:table-cell office:value-type="float" office:value="1914" calcext:value-type="float">
            <text:p>1914</text:p>
          </table:table-cell>
          <table:table-cell table:formula="of:=LN([.A21])" office:value-type="float" office:value="1.29297220388852" calcext:value-type="float">
            <text:p>1.2930</text:p>
          </table:table-cell>
          <table:table-cell table:number-columns-repeated="2"/>
        </table:table-row>
        <table:table-row table:style-name="ro1">
          <table:table-cell office:value-type="float" office:value="3.5654" calcext:value-type="float">
            <text:p>3.5654</text:p>
          </table:table-cell>
          <table:table-cell office:value-type="float" office:value="2015" calcext:value-type="float">
            <text:p>2015</text:p>
          </table:table-cell>
          <table:table-cell table:formula="of:=LN([.A22])" office:value-type="float" office:value="1.27127624953562" calcext:value-type="float">
            <text:p>1.2713</text:p>
          </table:table-cell>
          <table:table-cell table:number-columns-repeated="2"/>
        </table:table-row>
        <table:table-row table:style-name="ro1">
          <table:table-cell office:value-type="float" office:value="3.492" calcext:value-type="float">
            <text:p>3.492</text:p>
          </table:table-cell>
          <table:table-cell office:value-type="float" office:value="2116" calcext:value-type="float">
            <text:p>2116</text:p>
          </table:table-cell>
          <table:table-cell table:formula="of:=LN([.A23])" office:value-type="float" office:value="1.25047463797736" calcext:value-type="float">
            <text:p>1.2505</text:p>
          </table:table-cell>
          <table:table-cell table:number-columns-repeated="2"/>
        </table:table-row>
        <table:table-row table:style-name="ro1">
          <table:table-cell office:value-type="float" office:value="3.4187" calcext:value-type="float">
            <text:p>3.4187</text:p>
          </table:table-cell>
          <table:table-cell office:value-type="float" office:value="2216" calcext:value-type="float">
            <text:p>2216</text:p>
          </table:table-cell>
          <table:table-cell table:formula="of:=LN([.A24])" office:value-type="float" office:value="1.22926036185269" calcext:value-type="float">
            <text:p>1.2293</text:p>
          </table:table-cell>
          <table:table-cell table:number-columns-repeated="2"/>
        </table:table-row>
        <table:table-row table:style-name="ro1">
          <table:table-cell office:value-type="float" office:value="3.3454" calcext:value-type="float">
            <text:p>3.3454</text:p>
          </table:table-cell>
          <table:table-cell office:value-type="float" office:value="2318" calcext:value-type="float">
            <text:p>2318</text:p>
          </table:table-cell>
          <table:table-cell table:formula="of:=LN([.A25])" office:value-type="float" office:value="1.20758626789577" calcext:value-type="float">
            <text:p>1.2076</text:p>
          </table:table-cell>
          <table:table-cell table:number-columns-repeated="2"/>
        </table:table-row>
        <table:table-row table:style-name="ro1">
          <table:table-cell office:value-type="float" office:value="3.277" calcext:value-type="float">
            <text:p>3.277</text:p>
          </table:table-cell>
          <table:table-cell office:value-type="float" office:value="2418" calcext:value-type="float">
            <text:p>2418</text:p>
          </table:table-cell>
          <table:table-cell table:formula="of:=LN([.A26])" office:value-type="float" office:value="1.18692836971668" calcext:value-type="float">
            <text:p>1.1869</text:p>
          </table:table-cell>
          <table:table-cell table:number-columns-repeated="2"/>
        </table:table-row>
        <table:table-row table:style-name="ro1">
          <table:table-cell office:value-type="float" office:value="3.2086" calcext:value-type="float">
            <text:p>3.2086</text:p>
          </table:table-cell>
          <table:table-cell office:value-type="float" office:value="2520" calcext:value-type="float">
            <text:p>2520</text:p>
          </table:table-cell>
          <table:table-cell table:formula="of:=LN([.A27])" office:value-type="float" office:value="1.16583470493484" calcext:value-type="float">
            <text:p>1.1658</text:p>
          </table:table-cell>
          <table:table-cell table:number-columns-repeated="2"/>
        </table:table-row>
        <table:table-row table:style-name="ro1">
          <table:table-cell office:value-type="float" office:value="3.1401" calcext:value-type="float">
            <text:p>3.1401</text:p>
          </table:table-cell>
          <table:table-cell office:value-type="float" office:value="2620" calcext:value-type="float">
            <text:p>2620</text:p>
          </table:table-cell>
          <table:table-cell table:formula="of:=LN([.A28])" office:value-type="float" office:value="1.14425464654681" calcext:value-type="float">
            <text:p>1.1443</text:p>
          </table:table-cell>
          <table:table-cell table:number-columns-repeated="2"/>
        </table:table-row>
        <table:table-row table:style-name="ro1">
          <table:table-cell office:value-type="float" office:value="3.0815" calcext:value-type="float">
            <text:p>3.0815</text:p>
          </table:table-cell>
          <table:table-cell office:value-type="float" office:value="2720" calcext:value-type="float">
            <text:p>2720</text:p>
          </table:table-cell>
          <table:table-cell table:formula="of:=LN([.A29])" office:value-type="float" office:value="1.12541649142016" calcext:value-type="float">
            <text:p>1.1254</text:p>
          </table:table-cell>
          <table:table-cell table:number-columns-repeated="2"/>
        </table:table-row>
        <table:table-row table:style-name="ro1">
          <table:table-cell office:value-type="float" office:value="3.0131" calcext:value-type="float">
            <text:p>3.0131</text:p>
          </table:table-cell>
          <table:table-cell office:value-type="float" office:value="2822" calcext:value-type="float">
            <text:p>2822</text:p>
          </table:table-cell>
          <table:table-cell table:formula="of:=LN([.A30])" office:value-type="float" office:value="1.10296944910952" calcext:value-type="float">
            <text:p>1.1030</text:p>
          </table:table-cell>
          <table:table-cell table:number-columns-repeated="2"/>
        </table:table-row>
        <table:table-row table:style-name="ro1">
          <table:table-cell office:value-type="float" office:value="2.9544" calcext:value-type="float">
            <text:p>2.9544</text:p>
          </table:table-cell>
          <table:table-cell office:value-type="float" office:value="2922" calcext:value-type="float">
            <text:p>2922</text:p>
          </table:table-cell>
          <table:table-cell table:formula="of:=LN([.A31])" office:value-type="float" office:value="1.08329558455622" calcext:value-type="float">
            <text:p>1.0833</text:p>
          </table:table-cell>
          <table:table-cell table:number-columns-repeated="2"/>
        </table:table-row>
        <table:table-row table:style-name="ro1">
          <table:table-cell office:value-type="float" office:value="2.886" calcext:value-type="float">
            <text:p>2.886</text:p>
          </table:table-cell>
          <table:table-cell office:value-type="float" office:value="3023" calcext:value-type="float">
            <text:p>3023</text:p>
          </table:table-cell>
          <table:table-cell table:formula="of:=LN([.A32])" office:value-type="float" office:value="1.05987146035168" calcext:value-type="float">
            <text:p>1.0599</text:p>
          </table:table-cell>
          <table:table-cell table:number-columns-repeated="2"/>
        </table:table-row>
        <table:table-row table:style-name="ro1">
          <table:table-cell office:value-type="float" office:value="2.8273" calcext:value-type="float">
            <text:p>2.8273</text:p>
          </table:table-cell>
          <table:table-cell office:value-type="float" office:value="3124" calcext:value-type="float">
            <text:p>3124</text:p>
          </table:table-cell>
          <table:table-cell table:formula="of:=LN([.A33])" office:value-type="float" office:value="1.03932219264254" calcext:value-type="float">
            <text:p>1.0393</text:p>
          </table:table-cell>
          <table:table-cell table:number-columns-repeated="2"/>
        </table:table-row>
        <table:table-row table:style-name="ro1">
          <table:table-cell office:value-type="float" office:value="2.7736" calcext:value-type="float">
            <text:p>2.7736</text:p>
          </table:table-cell>
          <table:table-cell office:value-type="float" office:value="3225" calcext:value-type="float">
            <text:p>3225</text:p>
          </table:table-cell>
          <table:table-cell table:formula="of:=LN([.A34])" office:value-type="float" office:value="1.02014611538868" calcext:value-type="float">
            <text:p>1.0201</text:p>
          </table:table-cell>
          <table:table-cell table:number-columns-repeated="2"/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3325" calcext:value-type="float">
            <text:p>3325</text:p>
          </table:table-cell>
          <table:table-cell table:formula="of:=LN([.A35])" office:value-type="float" office:value="0.99694863489161" calcext:value-type="float">
            <text:p>0.9969</text:p>
          </table:table-cell>
          <table:table-cell table:number-columns-repeated="2"/>
        </table:table-row>
        <table:table-row table:style-name="ro1">
          <table:table-cell office:value-type="float" office:value="2.6612" calcext:value-type="float">
            <text:p>2.6612</text:p>
          </table:table-cell>
          <table:table-cell office:value-type="float" office:value="3426" calcext:value-type="float">
            <text:p>3426</text:p>
          </table:table-cell>
          <table:table-cell table:formula="of:=LN([.A36])" office:value-type="float" office:value="0.978777148885595" calcext:value-type="float">
            <text:p>0.9788</text:p>
          </table:table-cell>
          <table:table-cell table:number-columns-repeated="2"/>
        </table:table-row>
        <table:table-row table:style-name="ro1">
          <table:table-cell office:value-type="float" office:value="2.6025" calcext:value-type="float">
            <text:p>2.6025</text:p>
          </table:table-cell>
          <table:table-cell office:value-type="float" office:value="3527" calcext:value-type="float">
            <text:p>3527</text:p>
          </table:table-cell>
          <table:table-cell table:formula="of:=LN([.A37])" office:value-type="float" office:value="0.956472521506987" calcext:value-type="float">
            <text:p>0.9565</text:p>
          </table:table-cell>
          <table:table-cell table:number-columns-repeated="2"/>
        </table:table-row>
        <table:table-row table:style-name="ro1">
          <table:table-cell office:value-type="float" office:value="2.5487" calcext:value-type="float">
            <text:p>2.5487</text:p>
          </table:table-cell>
          <table:table-cell office:value-type="float" office:value="3628" calcext:value-type="float">
            <text:p>3628</text:p>
          </table:table-cell>
          <table:table-cell table:formula="of:=LN([.A38])" office:value-type="float" office:value="0.935583425254564" calcext:value-type="float">
            <text:p>0.9356</text:p>
          </table:table-cell>
          <table:table-cell table:number-columns-repeated="2"/>
        </table:table-row>
        <table:table-row table:style-name="ro1">
          <table:table-cell office:value-type="float" office:value="2.495" calcext:value-type="float">
            <text:p>2.495</text:p>
          </table:table-cell>
          <table:table-cell office:value-type="float" office:value="3729" calcext:value-type="float">
            <text:p>3729</text:p>
          </table:table-cell>
          <table:table-cell table:formula="of:=LN([.A39])" office:value-type="float" office:value="0.914288729203482" calcext:value-type="float">
            <text:p>0.9143</text:p>
          </table:table-cell>
          <table:table-cell table:number-columns-repeated="2"/>
        </table:table-row>
        <table:table-row table:style-name="ro1">
          <table:table-cell office:value-type="float" office:value="2.4412" calcext:value-type="float">
            <text:p>2.4412</text:p>
          </table:table-cell>
          <table:table-cell office:value-type="float" office:value="3829" calcext:value-type="float">
            <text:p>3829</text:p>
          </table:table-cell>
          <table:table-cell table:formula="of:=LN([.A40])" office:value-type="float" office:value="0.892489721688203" calcext:value-type="float">
            <text:p>0.8925</text:p>
          </table:table-cell>
          <table:table-cell table:number-columns-repeated="2"/>
        </table:table-row>
        <table:table-row table:style-name="ro1">
          <table:table-cell office:value-type="float" office:value="2.3923" calcext:value-type="float">
            <text:p>2.3923</text:p>
          </table:table-cell>
          <table:table-cell office:value-type="float" office:value="3931" calcext:value-type="float">
            <text:p>3931</text:p>
          </table:table-cell>
          <table:table-cell table:formula="of:=LN([.A41])" office:value-type="float" office:value="0.872255246284399" calcext:value-type="float">
            <text:p>0.8723</text:p>
          </table:table-cell>
          <table:table-cell table:number-columns-repeated="2"/>
        </table:table-row>
        <table:table-row table:style-name="ro1">
          <table:table-cell office:value-type="float" office:value="2.3435" calcext:value-type="float">
            <text:p>2.3435</text:p>
          </table:table-cell>
          <table:table-cell office:value-type="float" office:value="4031" calcext:value-type="float">
            <text:p>4031</text:p>
          </table:table-cell>
          <table:table-cell table:formula="of:=LN([.A42])" office:value-type="float" office:value="0.851645538380624" calcext:value-type="float">
            <text:p>0.8516</text:p>
          </table:table-cell>
          <table:table-cell table:number-columns-repeated="2"/>
        </table:table-row>
        <table:table-row table:style-name="ro1">
          <table:table-cell office:value-type="float" office:value="2.2946" calcext:value-type="float">
            <text:p>2.2946</text:p>
          </table:table-cell>
          <table:table-cell office:value-type="float" office:value="4132" calcext:value-type="float">
            <text:p>4132</text:p>
          </table:table-cell>
          <table:table-cell table:formula="of:=LN([.A43])" office:value-type="float" office:value="0.830558536382905" calcext:value-type="float">
            <text:p>0.8306</text:p>
          </table:table-cell>
          <table:table-cell table:number-columns-repeated="2"/>
        </table:table-row>
        <table:table-row table:style-name="ro1">
          <table:table-cell office:value-type="float" office:value="2.2457" calcext:value-type="float">
            <text:p>2.2457</text:p>
          </table:table-cell>
          <table:table-cell office:value-type="float" office:value="4233" calcext:value-type="float">
            <text:p>4233</text:p>
          </table:table-cell>
          <table:table-cell table:formula="of:=LN([.A44])" office:value-type="float" office:value="0.809017276602359" calcext:value-type="float">
            <text:p>0.8090</text:p>
          </table:table-cell>
          <table:table-cell table:number-columns-repeated="2"/>
        </table:table-row>
        <table:table-row table:style-name="ro1">
          <table:table-cell office:value-type="float" office:value="2.2017" calcext:value-type="float">
            <text:p>2.2017</text:p>
          </table:table-cell>
          <table:table-cell office:value-type="float" office:value="4333" calcext:value-type="float">
            <text:p>4333</text:p>
          </table:table-cell>
          <table:table-cell table:formula="of:=LN([.A45])" office:value-type="float" office:value="0.78922978923699" calcext:value-type="float">
            <text:p>0.7892</text:p>
          </table:table-cell>
          <table:table-cell table:number-columns-repeated="2"/>
        </table:table-row>
        <table:table-row table:style-name="ro1">
          <table:table-cell office:value-type="float" office:value="2.1529" calcext:value-type="float">
            <text:p>2.1529</text:p>
          </table:table-cell>
          <table:table-cell office:value-type="float" office:value="4434" calcext:value-type="float">
            <text:p>4434</text:p>
          </table:table-cell>
          <table:table-cell table:formula="of:=LN([.A46])" office:value-type="float" office:value="0.766815770485146" calcext:value-type="float">
            <text:p>0.7668</text:p>
          </table:table-cell>
          <table:table-cell table:number-columns-repeated="2"/>
        </table:table-row>
        <table:table-row table:style-name="ro1">
          <table:table-cell office:value-type="float" office:value="2.1138" calcext:value-type="float">
            <text:p>2.1138</text:p>
          </table:table-cell>
          <table:table-cell office:value-type="float" office:value="4535" calcext:value-type="float">
            <text:p>4535</text:p>
          </table:table-cell>
          <table:table-cell table:formula="of:=LN([.A47])" office:value-type="float" office:value="0.74848727559311" calcext:value-type="float">
            <text:p>0.7485</text:p>
          </table:table-cell>
          <table:table-cell table:number-columns-repeated="2"/>
        </table:table-row>
        <table:table-row table:style-name="ro1">
          <table:table-cell office:value-type="float" office:value="2.0649" calcext:value-type="float">
            <text:p>2.0649</text:p>
          </table:table-cell>
          <table:table-cell office:value-type="float" office:value="4636" calcext:value-type="float">
            <text:p>4636</text:p>
          </table:table-cell>
          <table:table-cell table:formula="of:=LN([.A48])" office:value-type="float" office:value="0.725081799090291" calcext:value-type="float">
            <text:p>0.7251</text:p>
          </table:table-cell>
          <table:table-cell table:number-columns-repeated="2"/>
        </table:table-row>
        <table:table-row table:style-name="ro1">
          <table:table-cell office:value-type="float" office:value="2.0209" calcext:value-type="float">
            <text:p>2.0209</text:p>
          </table:table-cell>
          <table:table-cell office:value-type="float" office:value="4737" calcext:value-type="float">
            <text:p>4737</text:p>
          </table:table-cell>
          <table:table-cell table:formula="of:=LN([.A49])" office:value-type="float" office:value="0.703542956742066" calcext:value-type="float">
            <text:p>0.7035</text:p>
          </table:table-cell>
          <table:table-cell table:number-columns-repeated="2"/>
        </table:table-row>
        <table:table-row table:style-name="ro1">
          <table:table-cell office:value-type="float" office:value="1.9818" calcext:value-type="float">
            <text:p>1.9818</text:p>
          </table:table-cell>
          <table:table-cell office:value-type="float" office:value="4838" calcext:value-type="float">
            <text:p>4838</text:p>
          </table:table-cell>
          <table:table-cell table:formula="of:=LN([.A50])" office:value-type="float" office:value="0.684005522642662" calcext:value-type="float">
            <text:p>0.6840</text:p>
          </table:table-cell>
          <table:table-cell table:number-columns-repeated="2"/>
        </table:table-row>
        <table:table-row table:style-name="ro1">
          <table:table-cell office:value-type="float" office:value="1.9378" calcext:value-type="float">
            <text:p>1.9378</text:p>
          </table:table-cell>
          <table:table-cell office:value-type="float" office:value="4938" calcext:value-type="float">
            <text:p>4938</text:p>
          </table:table-cell>
          <table:table-cell table:formula="of:=LN([.A51])" office:value-type="float" office:value="0.661553308968767" calcext:value-type="float">
            <text:p>0.6616</text:p>
          </table:table-cell>
          <table:table-cell table:number-columns-repeated="2"/>
        </table:table-row>
        <table:table-row table:style-name="ro1">
          <table:table-cell office:value-type="float" office:value="1.8987" calcext:value-type="float">
            <text:p>1.8987</text:p>
          </table:table-cell>
          <table:table-cell office:value-type="float" office:value="5040" calcext:value-type="float">
            <text:p>5040</text:p>
          </table:table-cell>
          <table:table-cell table:formula="of:=LN([.A52])" office:value-type="float" office:value="0.641169441467232" calcext:value-type="float">
            <text:p>0.6412</text:p>
          </table:table-cell>
          <table:table-cell table:number-columns-repeated="2"/>
        </table:table-row>
        <table:table-row table:style-name="ro1">
          <table:table-cell office:value-type="float" office:value="1.8596" calcext:value-type="float">
            <text:p>1.8596</text:p>
          </table:table-cell>
          <table:table-cell office:value-type="float" office:value="5140" calcext:value-type="float">
            <text:p>5140</text:p>
          </table:table-cell>
          <table:table-cell table:formula="of:=LN([.A53])" office:value-type="float" office:value="0.620361410834293" calcext:value-type="float">
            <text:p>0.6204</text:p>
          </table:table-cell>
          <table:table-cell table:number-columns-repeated="2"/>
        </table:table-row>
        <table:table-row table:style-name="ro1">
          <table:table-cell office:value-type="float" office:value="1.8156" calcext:value-type="float">
            <text:p>1.8156</text:p>
          </table:table-cell>
          <table:table-cell office:value-type="float" office:value="5240" calcext:value-type="float">
            <text:p>5240</text:p>
          </table:table-cell>
          <table:table-cell table:formula="of:=LN([.A54])" office:value-type="float" office:value="0.596415991600174" calcext:value-type="float">
            <text:p>0.5964</text:p>
          </table:table-cell>
          <table:table-cell table:number-columns-repeated="2"/>
        </table:table-row>
        <table:table-row table:style-name="ro1">
          <table:table-cell office:value-type="float" office:value="1.7863" calcext:value-type="float">
            <text:p>1.7863</text:p>
          </table:table-cell>
          <table:table-cell office:value-type="float" office:value="5342" calcext:value-type="float">
            <text:p>5342</text:p>
          </table:table-cell>
          <table:table-cell table:formula="of:=LN([.A55])" office:value-type="float" office:value="0.580146441472702" calcext:value-type="float">
            <text:p>0.5801</text:p>
          </table:table-cell>
          <table:table-cell table:number-columns-repeated="2"/>
        </table:table-row>
        <table:table-row table:style-name="ro1">
          <table:table-cell office:value-type="float" office:value="1.7423" calcext:value-type="float">
            <text:p>1.7423</text:p>
          </table:table-cell>
          <table:table-cell office:value-type="float" office:value="5442" calcext:value-type="float">
            <text:p>5442</text:p>
          </table:table-cell>
          <table:table-cell table:formula="of:=LN([.A56])" office:value-type="float" office:value="0.555206079446722" calcext:value-type="float">
            <text:p>0.5552</text:p>
          </table:table-cell>
          <table:table-cell table:number-columns-repeated="2"/>
        </table:table-row>
        <table:table-row table:style-name="ro1">
          <table:table-cell office:value-type="float" office:value="1.7081" calcext:value-type="float">
            <text:p>1.7081</text:p>
          </table:table-cell>
          <table:table-cell office:value-type="float" office:value="5543" calcext:value-type="float">
            <text:p>5543</text:p>
          </table:table-cell>
          <table:table-cell table:formula="of:=LN([.A57])" office:value-type="float" office:value="0.535381641661878" calcext:value-type="float">
            <text:p>0.5354</text:p>
          </table:table-cell>
          <table:table-cell table:number-columns-repeated="2"/>
        </table:table-row>
        <table:table-row table:style-name="ro1">
          <table:table-cell office:value-type="float" office:value="1.6739" calcext:value-type="float">
            <text:p>1.6739</text:p>
          </table:table-cell>
          <table:table-cell office:value-type="float" office:value="5644" calcext:value-type="float">
            <text:p>5644</text:p>
          </table:table-cell>
          <table:table-cell table:formula="of:=LN([.A58])" office:value-type="float" office:value="0.515156233126437" calcext:value-type="float">
            <text:p>0.5152</text:p>
          </table:table-cell>
          <table:table-cell table:number-columns-repeated="2"/>
        </table:table-row>
        <table:table-row table:style-name="ro1">
          <table:table-cell office:value-type="float" office:value="1.6348" calcext:value-type="float">
            <text:p>1.6348</text:p>
          </table:table-cell>
          <table:table-cell office:value-type="float" office:value="5745" calcext:value-type="float">
            <text:p>5745</text:p>
          </table:table-cell>
          <table:table-cell table:formula="of:=LN([.A59])" office:value-type="float" office:value="0.491520472707985" calcext:value-type="float">
            <text:p>0.4915</text:p>
          </table:table-cell>
          <table:table-cell table:number-columns-repeated="2"/>
        </table:table-row>
        <table:table-row table:style-name="ro1">
          <table:table-cell office:value-type="float" office:value="1.6006" calcext:value-type="float">
            <text:p>1.6006</text:p>
          </table:table-cell>
          <table:table-cell office:value-type="float" office:value="5846" calcext:value-type="float">
            <text:p>5846</text:p>
          </table:table-cell>
          <table:table-cell table:formula="of:=LN([.A60])" office:value-type="float" office:value="0.470378558950809" calcext:value-type="float">
            <text:p>0.4704</text:p>
          </table:table-cell>
          <table:table-cell table:number-columns-repeated="2"/>
        </table:table-row>
        <table:table-row table:style-name="ro1">
          <table:table-cell office:value-type="float" office:value="1.5712" calcext:value-type="float">
            <text:p>1.5712</text:p>
          </table:table-cell>
          <table:table-cell office:value-type="float" office:value="5946" calcext:value-type="float">
            <text:p>5946</text:p>
          </table:table-cell>
          <table:table-cell table:formula="of:=LN([.A61])" office:value-type="float" office:value="0.451839658618064" calcext:value-type="float">
            <text:p>0.4518</text:p>
          </table:table-cell>
          <table:table-cell table:number-columns-repeated="2"/>
        </table:table-row>
        <table:table-row table:style-name="ro1">
          <table:table-cell office:value-type="float" office:value="1.537" calcext:value-type="float">
            <text:p>1.537</text:p>
          </table:table-cell>
          <table:table-cell office:value-type="float" office:value="6047" calcext:value-type="float">
            <text:p>6047</text:p>
          </table:table-cell>
          <table:table-cell table:formula="of:=LN([.A62])" office:value-type="float" office:value="0.429832464556459" calcext:value-type="float">
            <text:p>0.4298</text:p>
          </table:table-cell>
          <table:table-cell table:number-columns-repeated="2"/>
        </table:table-row>
        <table:table-row table:style-name="ro1">
          <table:table-cell office:value-type="float" office:value="1.5077" calcext:value-type="float">
            <text:p>1.5077</text:p>
          </table:table-cell>
          <table:table-cell office:value-type="float" office:value="6148" calcext:value-type="float">
            <text:p>6148</text:p>
          </table:table-cell>
          <table:table-cell table:formula="of:=LN([.A63])" office:value-type="float" office:value="0.410585310802736" calcext:value-type="float">
            <text:p>0.4106</text:p>
          </table:table-cell>
          <table:table-cell table:number-columns-repeated="2"/>
        </table:table-row>
        <table:table-row table:style-name="ro1">
          <table:table-cell office:value-type="float" office:value="1.4686" calcext:value-type="float">
            <text:p>1.4686</text:p>
          </table:table-cell>
          <table:table-cell office:value-type="float" office:value="6249" calcext:value-type="float">
            <text:p>6249</text:p>
          </table:table-cell>
          <table:table-cell table:formula="of:=LN([.A64])" office:value-type="float" office:value="0.384309566035373" calcext:value-type="float">
            <text:p>0.3843</text:p>
          </table:table-cell>
          <table:table-cell table:number-columns-repeated="2"/>
        </table:table-row>
        <table:table-row table:style-name="ro1">
          <table:table-cell office:value-type="float" office:value="1.4393" calcext:value-type="float">
            <text:p>1.4393</text:p>
          </table:table-cell>
          <table:table-cell office:value-type="float" office:value="6349" calcext:value-type="float">
            <text:p>6349</text:p>
          </table:table-cell>
          <table:table-cell table:formula="of:=LN([.A65])" office:value-type="float" office:value="0.364156884286488" calcext:value-type="float">
            <text:p>0.3642</text:p>
          </table:table-cell>
          <table:table-cell table:number-columns-repeated="2"/>
        </table:table-row>
        <table:table-row table:style-name="ro1">
          <table:table-cell office:value-type="float" office:value="1.4099" calcext:value-type="float">
            <text:p>1.4099</text:p>
          </table:table-cell>
          <table:table-cell office:value-type="float" office:value="6451" calcext:value-type="float">
            <text:p>6451</text:p>
          </table:table-cell>
          <table:table-cell table:formula="of:=LN([.A66])" office:value-type="float" office:value="0.343518779889178" calcext:value-type="float">
            <text:p>0.3435</text:p>
          </table:table-cell>
          <table:table-cell table:number-columns-repeated="2"/>
        </table:table-row>
        <table:table-row table:style-name="ro1">
          <table:table-cell office:value-type="float" office:value="1.3806" calcext:value-type="float">
            <text:p>1.3806</text:p>
          </table:table-cell>
          <table:table-cell office:value-type="float" office:value="6551" calcext:value-type="float">
            <text:p>6551</text:p>
          </table:table-cell>
          <table:table-cell table:formula="of:=LN([.A67])" office:value-type="float" office:value="0.322518187287238" calcext:value-type="float">
            <text:p>0.3225</text:p>
          </table:table-cell>
          <table:table-cell table:number-columns-repeated="2"/>
        </table:table-row>
        <table:table-row table:style-name="ro1">
          <table:table-cell office:value-type="float" office:value="1.3513" calcext:value-type="float">
            <text:p>1.3513</text:p>
          </table:table-cell>
          <table:table-cell office:value-type="float" office:value="6652" calcext:value-type="float">
            <text:p>6652</text:p>
          </table:table-cell>
          <table:table-cell table:formula="of:=LN([.A68])" office:value-type="float" office:value="0.301067092061903" calcext:value-type="float">
            <text:p>0.3011</text:p>
          </table:table-cell>
          <table:table-cell table:number-columns-repeated="2"/>
        </table:table-row>
        <table:table-row table:style-name="ro1">
          <table:table-cell office:value-type="float" office:value="1.322" calcext:value-type="float">
            <text:p>1.322</text:p>
          </table:table-cell>
          <table:table-cell office:value-type="float" office:value="6753" calcext:value-type="float">
            <text:p>6753</text:p>
          </table:table-cell>
          <table:table-cell table:formula="of:=LN([.A69])" office:value-type="float" office:value="0.279145741429495" calcext:value-type="float">
            <text:p>0.2791</text:p>
          </table:table-cell>
          <table:table-cell table:number-columns-repeated="2"/>
        </table:table-row>
        <table:table-row table:style-name="ro1">
          <table:table-cell office:value-type="float" office:value="1.2926" calcext:value-type="float">
            <text:p>1.2926</text:p>
          </table:table-cell>
          <table:table-cell office:value-type="float" office:value="6853" calcext:value-type="float">
            <text:p>6853</text:p>
          </table:table-cell>
          <table:table-cell table:formula="of:=LN([.A70])" office:value-type="float" office:value="0.256655693846658" calcext:value-type="float">
            <text:p>0.2567</text:p>
          </table:table-cell>
          <table:table-cell table:number-columns-repeated="2"/>
        </table:table-row>
        <table:table-row table:style-name="ro1">
          <table:table-cell office:value-type="float" office:value="1.2682" calcext:value-type="float">
            <text:p>1.2682</text:p>
          </table:table-cell>
          <table:table-cell office:value-type="float" office:value="6955" calcext:value-type="float">
            <text:p>6955</text:p>
          </table:table-cell>
          <table:table-cell table:formula="of:=LN([.A71])" office:value-type="float" office:value="0.237598572283794" calcext:value-type="float">
            <text:p>0.2376</text:p>
          </table:table-cell>
          <table:table-cell table:number-columns-repeated="2"/>
        </table:table-row>
        <table:table-row table:style-name="ro1">
          <table:table-cell office:value-type="float" office:value="1.2389" calcext:value-type="float">
            <text:p>1.2389</text:p>
          </table:table-cell>
          <table:table-cell office:value-type="float" office:value="7055" calcext:value-type="float">
            <text:p>7055</text:p>
          </table:table-cell>
          <table:table-cell table:formula="of:=LN([.A72])" office:value-type="float" office:value="0.214223889139556" calcext:value-type="float">
            <text:p>0.2142</text:p>
          </table:table-cell>
          <table:table-cell table:number-columns-repeated="2"/>
        </table:table-row>
        <table:table-row table:style-name="ro1">
          <table:table-cell office:value-type="float" office:value="1.2144" calcext:value-type="float">
            <text:p>1.2144</text:p>
          </table:table-cell>
          <table:table-cell office:value-type="float" office:value="7156" calcext:value-type="float">
            <text:p>7156</text:p>
          </table:table-cell>
          <table:table-cell table:formula="of:=LN([.A73])" office:value-type="float" office:value="0.194250127659228" calcext:value-type="float">
            <text:p>0.1943</text:p>
          </table:table-cell>
          <table:table-cell table:number-columns-repeated="2"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7257" calcext:value-type="float">
            <text:p>7257</text:p>
          </table:table-cell>
          <table:table-cell table:formula="of:=LN([.A74])" office:value-type="float" office:value="0.173953307123438" calcext:value-type="float">
            <text:p>0.1740</text:p>
          </table:table-cell>
          <table:table-cell table:number-columns-repeated="2"/>
        </table:table-row>
        <table:table-row table:style-name="ro1">
          <table:table-cell office:value-type="float" office:value="1.1607" calcext:value-type="float">
            <text:p>1.1607</text:p>
          </table:table-cell>
          <table:table-cell office:value-type="float" office:value="7358" calcext:value-type="float">
            <text:p>7358</text:p>
          </table:table-cell>
          <table:table-cell table:formula="of:=LN([.A75])" office:value-type="float" office:value="0.14902327139244" calcext:value-type="float">
            <text:p>0.1490</text:p>
          </table:table-cell>
          <table:table-cell table:number-columns-repeated="2"/>
        </table:table-row>
        <table:table-row table:style-name="ro1">
          <table:table-cell office:value-type="float" office:value="1.1411" calcext:value-type="float">
            <text:p>1.1411</text:p>
          </table:table-cell>
          <table:table-cell office:value-type="float" office:value="7458" calcext:value-type="float">
            <text:p>7458</text:p>
          </table:table-cell>
          <table:table-cell table:formula="of:=LN([.A76])" office:value-type="float" office:value="0.131992709458497" calcext:value-type="float">
            <text:p>0.1320</text:p>
          </table:table-cell>
          <table:table-cell table:number-columns-repeated="2"/>
        </table:table-row>
        <table:table-row table:style-name="ro1">
          <table:table-cell office:value-type="float" office:value="1.1118" calcext:value-type="float">
            <text:p>1.1118</text:p>
          </table:table-cell>
          <table:table-cell office:value-type="float" office:value="7560" calcext:value-type="float">
            <text:p>7560</text:p>
          </table:table-cell>
          <table:table-cell table:formula="of:=LN([.A77])" office:value-type="float" office:value="0.105980323537232" calcext:value-type="float">
            <text:p>0.1060</text:p>
          </table:table-cell>
          <table:table-cell table:number-columns-repeated="2"/>
        </table:table-row>
        <table:table-row table:style-name="ro1">
          <table:table-cell office:value-type="float" office:value="1.0922" calcext:value-type="float">
            <text:p>1.0922</text:p>
          </table:table-cell>
          <table:table-cell office:value-type="float" office:value="7660" calcext:value-type="float">
            <text:p>7660</text:p>
          </table:table-cell>
          <table:table-cell table:formula="of:=LN([.A78])" office:value-type="float" office:value="0.0881940107359163" calcext:value-type="float">
            <text:p>0.0882</text:p>
          </table:table-cell>
          <table:table-cell table:number-columns-repeated="2"/>
        </table:table-row>
        <table:table-row table:style-name="ro1">
          <table:table-cell office:value-type="float" office:value="1.0727" calcext:value-type="float">
            <text:p>1.0727</text:p>
          </table:table-cell>
          <table:table-cell office:value-type="float" office:value="7760" calcext:value-type="float">
            <text:p>7760</text:p>
          </table:table-cell>
          <table:table-cell table:formula="of:=LN([.A79])" office:value-type="float" office:value="0.0701788346212465" calcext:value-type="float">
            <text:p>0.0702</text:p>
          </table:table-cell>
          <table:table-cell table:number-columns-repeated="2"/>
        </table:table-row>
        <table:table-row table:style-name="ro1">
          <table:table-cell office:value-type="float" office:value="1.0434" calcext:value-type="float">
            <text:p>1.0434</text:p>
          </table:table-cell>
          <table:table-cell office:value-type="float" office:value="7862" calcext:value-type="float">
            <text:p>7862</text:p>
          </table:table-cell>
          <table:table-cell table:formula="of:=LN([.A80])" office:value-type="float" office:value="0.0424846116061554" calcext:value-type="float">
            <text:p>0.0425</text:p>
          </table:table-cell>
          <table:table-cell table:number-columns-repeated="2"/>
        </table:table-row>
        <table:table-row table:style-name="ro1">
          <table:table-cell office:value-type="float" office:value="1.0238" calcext:value-type="float">
            <text:p>1.0238</text:p>
          </table:table-cell>
          <table:table-cell office:value-type="float" office:value="7962" calcext:value-type="float">
            <text:p>7962</text:p>
          </table:table-cell>
          <table:table-cell table:formula="of:=LN([.A81])" office:value-type="float" office:value="0.0235211950413459" calcext:value-type="float">
            <text:p>0.0235</text:p>
          </table:table-cell>
          <table:table-cell table:number-columns-repeated="2"/>
        </table:table-row>
        <table:table-row table:style-name="ro1">
          <table:table-cell office:value-type="float" office:value="0.9994" calcext:value-type="float">
            <text:p>0.9994</text:p>
          </table:table-cell>
          <table:table-cell office:value-type="float" office:value="8064" calcext:value-type="float">
            <text:p>8064</text:p>
          </table:table-cell>
          <table:table-cell table:formula="of:=LN([.A82])" office:value-type="float" office:value="-0.000600180072032349" calcext:value-type="float">
            <text:p>-0.0006</text:p>
          </table:table-cell>
          <table:table-cell table:number-columns-repeated="2"/>
        </table:table-row>
        <table:table-row table:style-name="ro1">
          <table:table-cell office:value-type="float" office:value="0.9749" calcext:value-type="float">
            <text:p>0.9749</text:p>
          </table:table-cell>
          <table:table-cell office:value-type="float" office:value="8164" calcext:value-type="float">
            <text:p>8164</text:p>
          </table:table-cell>
          <table:table-cell table:formula="of:=LN([.A83])" office:value-type="float" office:value="-0.0254203773469111" calcext:value-type="float">
            <text:p>-0.0254</text:p>
          </table:table-cell>
          <table:table-cell table:number-columns-repeated="2"/>
        </table:table-row>
        <table:table-row table:style-name="ro1">
          <table:table-cell office:value-type="float" office:value="0.9603" calcext:value-type="float">
            <text:p>0.9603</text:p>
          </table:table-cell>
          <table:table-cell office:value-type="float" office:value="8265" calcext:value-type="float">
            <text:p>8265</text:p>
          </table:table-cell>
          <table:table-cell table:formula="of:=LN([.A84])" office:value-type="float" office:value="-0.0405095433382099" calcext:value-type="float">
            <text:p>-0.0405</text:p>
          </table:table-cell>
          <table:table-cell table:number-columns-repeated="2"/>
        </table:table-row>
        <table:table-row table:style-name="ro1">
          <table:table-cell office:value-type="float" office:value="0.9358" calcext:value-type="float">
            <text:p>0.9358</text:p>
          </table:table-cell>
          <table:table-cell office:value-type="float" office:value="8366" calcext:value-type="float">
            <text:p>8366</text:p>
          </table:table-cell>
          <table:table-cell table:formula="of:=LN([.A85])" office:value-type="float" office:value="-0.0663535005500211" calcext:value-type="float">
            <text:p>-0.0664</text:p>
          </table:table-cell>
          <table:table-cell table:number-columns-repeated="2"/>
        </table:table-row>
        <table:table-row table:style-name="ro1">
          <table:table-cell office:value-type="float" office:value="0.9163" calcext:value-type="float">
            <text:p>0.9163</text:p>
          </table:table-cell>
          <table:table-cell office:value-type="float" office:value="8466" calcext:value-type="float">
            <text:p>8466</text:p>
          </table:table-cell>
          <table:table-cell table:formula="of:=LN([.A86])" office:value-type="float" office:value="-0.0874114570109695" calcext:value-type="float">
            <text:p>-0.0874</text:p>
          </table:table-cell>
          <table:table-cell table:number-columns-repeated="2"/>
        </table:table-row>
        <table:table-row table:style-name="ro1">
          <table:table-cell office:value-type="float" office:value="0.8967" calcext:value-type="float">
            <text:p>0.8967</text:p>
          </table:table-cell>
          <table:table-cell office:value-type="float" office:value="8567" calcext:value-type="float">
            <text:p>8567</text:p>
          </table:table-cell>
          <table:table-cell table:formula="of:=LN([.A87])" office:value-type="float" office:value="-0.109033921024135" calcext:value-type="float">
            <text:p>-0.1090</text:p>
          </table:table-cell>
          <table:table-cell table:number-columns-repeated="2"/>
        </table:table-row>
        <table:table-row table:style-name="ro1">
          <table:table-cell office:value-type="float" office:value="0.8772" calcext:value-type="float">
            <text:p>0.8772</text:p>
          </table:table-cell>
          <table:table-cell office:value-type="float" office:value="8668" calcext:value-type="float">
            <text:p>8668</text:p>
          </table:table-cell>
          <table:table-cell table:formula="of:=LN([.A88])" office:value-type="float" office:value="-0.131020262438404" calcext:value-type="float">
            <text:p>-0.1310</text:p>
          </table:table-cell>
          <table:table-cell table:number-columns-repeated="2"/>
        </table:table-row>
        <table:table-row table:style-name="ro1">
          <table:table-cell office:value-type="float" office:value="0.8625" calcext:value-type="float">
            <text:p>0.8625</text:p>
          </table:table-cell>
          <table:table-cell office:value-type="float" office:value="8769" calcext:value-type="float">
            <text:p>8769</text:p>
          </table:table-cell>
          <table:table-cell table:formula="of:=LN([.A89])" office:value-type="float" office:value="-0.147920130076622" calcext:value-type="float">
            <text:p>-0.1479</text:p>
          </table:table-cell>
          <table:table-cell table:number-columns-repeated="2"/>
        </table:table-row>
        <table:table-row table:style-name="ro1">
          <table:table-cell office:value-type="float" office:value="0.8381" calcext:value-type="float">
            <text:p>0.8381</text:p>
          </table:table-cell>
          <table:table-cell office:value-type="float" office:value="8869" calcext:value-type="float">
            <text:p>8869</text:p>
          </table:table-cell>
          <table:table-cell table:formula="of:=LN([.A90])" office:value-type="float" office:value="-0.176617853877276" calcext:value-type="float">
            <text:p>-0.1766</text:p>
          </table:table-cell>
          <table:table-cell table:number-columns-repeated="2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8971" calcext:value-type="float">
            <text:p>8971</text:p>
          </table:table-cell>
          <table:table-cell table:formula="of:=LN([.A91])" office:value-type="float" office:value="-0.194313169646333" calcext:value-type="float">
            <text:p>-0.1943</text:p>
          </table:table-cell>
          <table:table-cell table:number-columns-repeated="2"/>
        </table:table-row>
        <table:table-row table:style-name="ro1">
          <table:table-cell office:value-type="float" office:value="0.8039" calcext:value-type="float">
            <text:p>0.8039</text:p>
          </table:table-cell>
          <table:table-cell office:value-type="float" office:value="9071" calcext:value-type="float">
            <text:p>9071</text:p>
          </table:table-cell>
          <table:table-cell table:formula="of:=LN([.A92])" office:value-type="float" office:value="-0.218280395648222" calcext:value-type="float">
            <text:p>-0.2183</text:p>
          </table:table-cell>
          <table:table-cell table:number-columns-repeated="2"/>
        </table:table-row>
        <table:table-row table:style-name="ro1">
          <table:table-cell office:value-type="float" office:value="0.7892" calcext:value-type="float">
            <text:p>0.7892</text:p>
          </table:table-cell>
          <table:table-cell office:value-type="float" office:value="9171" calcext:value-type="float">
            <text:p>9171</text:p>
          </table:table-cell>
          <table:table-cell table:formula="of:=LN([.A93])" office:value-type="float" office:value="-0.236735504833677" calcext:value-type="float">
            <text:p>-0.2367</text:p>
          </table:table-cell>
          <table:table-cell table:number-columns-repeated="2"/>
        </table:table-row>
        <table:table-row table:style-name="ro1">
          <table:table-cell office:value-type="float" office:value="0.7697" calcext:value-type="float">
            <text:p>0.7697</text:p>
          </table:table-cell>
          <table:table-cell office:value-type="float" office:value="9273" calcext:value-type="float">
            <text:p>9273</text:p>
          </table:table-cell>
          <table:table-cell table:formula="of:=LN([.A94])" office:value-type="float" office:value="-0.261754450441865" calcext:value-type="float">
            <text:p>-0.2618</text:p>
          </table:table-cell>
          <table:table-cell table:number-columns-repeated="2"/>
        </table:table-row>
        <table:table-row table:style-name="ro1">
          <table:table-cell office:value-type="float" office:value="0.7501" calcext:value-type="float">
            <text:p>0.7501</text:p>
          </table:table-cell>
          <table:table-cell office:value-type="float" office:value="9373" calcext:value-type="float">
            <text:p>9373</text:p>
          </table:table-cell>
          <table:table-cell table:formula="of:=LN([.A95])" office:value-type="float" office:value="-0.287548748006546" calcext:value-type="float">
            <text:p>-0.2875</text:p>
          </table:table-cell>
          <table:table-cell table:number-columns-repeated="2"/>
        </table:table-row>
        <table:table-row table:style-name="ro1">
          <table:table-cell office:value-type="float" office:value="0.7355" calcext:value-type="float">
            <text:p>0.7355</text:p>
          </table:table-cell>
          <table:table-cell office:value-type="float" office:value="9475" calcext:value-type="float">
            <text:p>9475</text:p>
          </table:table-cell>
          <table:table-cell table:formula="of:=LN([.A96])" office:value-type="float" office:value="-0.307204738940645" calcext:value-type="float">
            <text:p>-0.3072</text:p>
          </table:table-cell>
          <table:table-cell table:number-columns-repeated="2"/>
        </table:table-row>
        <table:table-row table:style-name="ro1">
          <table:table-cell office:value-type="float" office:value="0.7208" calcext:value-type="float">
            <text:p>0.7208</text:p>
          </table:table-cell>
          <table:table-cell office:value-type="float" office:value="9575" calcext:value-type="float">
            <text:p>9575</text:p>
          </table:table-cell>
          <table:table-cell table:formula="of:=LN([.A97])" office:value-type="float" office:value="-0.327393572688009" calcext:value-type="float">
            <text:p>-0.3274</text:p>
          </table:table-cell>
          <table:table-cell table:number-columns-repeated="2"/>
        </table:table-row>
        <table:table-row table:style-name="ro1">
          <table:table-cell office:value-type="float" office:value="0.7012" calcext:value-type="float">
            <text:p>0.7012</text:p>
          </table:table-cell>
          <table:table-cell office:value-type="float" office:value="9676" calcext:value-type="float">
            <text:p>9676</text:p>
          </table:table-cell>
          <table:table-cell table:formula="of:=LN([.A98])" office:value-type="float" office:value="-0.354962125935058" calcext:value-type="float">
            <text:p>-0.3550</text:p>
          </table:table-cell>
          <table:table-cell table:number-columns-repeated="2"/>
        </table:table-row>
        <table:table-row table:style-name="ro1">
          <table:table-cell office:value-type="float" office:value="0.6915" calcext:value-type="float">
            <text:p>0.6915</text:p>
          </table:table-cell>
          <table:table-cell office:value-type="float" office:value="9777" calcext:value-type="float">
            <text:p>9777</text:p>
          </table:table-cell>
          <table:table-cell table:formula="of:=LN([.A99])" office:value-type="float" office:value="-0.368892127877324" calcext:value-type="float">
            <text:p>-0.3689</text:p>
          </table:table-cell>
          <table:table-cell table:number-columns-repeated="2"/>
        </table:table-row>
        <table:table-row table:style-name="ro1">
          <table:table-cell office:value-type="float" office:value="0.6719" calcext:value-type="float">
            <text:p>0.6719</text:p>
          </table:table-cell>
          <table:table-cell office:value-type="float" office:value="9877" calcext:value-type="float">
            <text:p>9877</text:p>
          </table:table-cell>
          <table:table-cell table:formula="of:=LN([.A100])" office:value-type="float" office:value="-0.397645759056033" calcext:value-type="float">
            <text:p>-0.3976</text:p>
          </table:table-cell>
          <table:table-cell table:number-columns-repeated="2"/>
        </table:table-row>
        <table:table-row table:style-name="ro1">
          <table:table-cell office:value-type="float" office:value="0.6621" calcext:value-type="float">
            <text:p>0.6621</text:p>
          </table:table-cell>
          <table:table-cell office:value-type="float" office:value="9978" calcext:value-type="float">
            <text:p>9978</text:p>
          </table:table-cell>
          <table:table-cell table:formula="of:=LN([.A101])" office:value-type="float" office:value="-0.412338677051337" calcext:value-type="float">
            <text:p>-0.4123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6.2988in" svg:height="3.5429in" svg:x="3.4327in" svg:y="0.3949in">
            <draw:object draw:notify-on-update-of-ranges="Sheet3.A1:Sheet3.A21 Sheet3.B1:Sheet3.B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97.13" calcext:value-type="float">
            <text:p>897.13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884.25" calcext:value-type="float">
            <text:p>884.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70.79" calcext:value-type="float">
            <text:p>870.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36.14" calcext:value-type="float">
            <text:p>836.14</text:p>
          </table:table-cell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818.65" calcext:value-type="float">
            <text:p>818.65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790.91" calcext:value-type="float">
            <text:p>790.91</text:p>
          </table:table-cell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758.3" calcext:value-type="float">
            <text:p>758.3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742.71" calcext:value-type="float">
            <text:p>742.71</text:p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710.82" calcext:value-type="float">
            <text:p>710.82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699.66" calcext:value-type="float">
            <text:p>699.66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671.01" calcext:value-type="float">
            <text:p>671.01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650.63" calcext:value-type="float">
            <text:p>650.63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617.19" calcext:value-type="float">
            <text:p>617.19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596.88" calcext:value-type="float">
            <text:p>596.88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574.02" calcext:value-type="float">
            <text:p>574.02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542.65" calcext:value-type="float">
            <text:p>542.65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522.93" calcext:value-type="float">
            <text:p>522.93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508.12" calcext:value-type="float">
            <text:p>508.12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490.21" calcext:value-type="float">
            <text:p>490.21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479.11" calcext:value-type="float">
            <text:p>479.11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479.07" calcext:value-type="float">
            <text:p>479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1:34:34.832517446</meta:creation-date>
    <dc:date>2019-04-26T16:21:39.467089206</dc:date>
    <meta:editing-duration>PT46M14S</meta:editing-duration>
    <meta:editing-cycles>1</meta:editing-cycles>
    <meta:document-statistic meta:table-count="3" meta:cell-count="463" meta:object-count="2"/>
    <meta:generator>LibreOffice/4.3.3.2$Linux_x86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symbol-type="named-symbol" chart:symbol-name="square" chart:symbol-width="0.05cm" chart:symbol-height="0.0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88cm" svg:height="9.138cm" xlink:href=".." xlink:type="simple" chart:class="chart:scatter" chart:style-name="ch1">
        <chart:legend chart:legend-position="end" svg:x="11.791cm" svg:y="4.021cm" style:legend-expansion="high" chart:style-name="ch2"/>
        <chart:plot-area chart:style-name="ch3" table:cell-range-address="Sheet2.B8:Sheet2.C101" svg:x="-0.006cm" svg:y="0.129cm" svg:width="14.836cm" svg:height="8.876cm">
          <chartooo:coordinate-region svg:x="1.383cm" svg:y="0.328cm" svg:width="12.982cm" svg:height="8.4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8:Sheet2.C101" chart:class="chart:scatter">
            <chart:domain table:cell-range-address="Sheet2.B8:Sheet2.B101"/>
            <chart:regression-curve chart:style-name="ch8">
              <chart:equation chart:display-equation="true" chart:display-r-square="true" svg:x="2.526cm" svg:y="1.036cm"/>
            </chart:regression-curve>
            <chart:data-point chart:repeated="9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4">
                <text:p>604</text:p>
                <draw:g>
                  <svg:desc>Sheet2.B8:Sheet2.B101</svg:desc>
                </draw:g>
              </table:table-cell>
              <table:table-cell office:value-type="float" office:value="1.56696872870893">
                <text:p>1.56696872870893</text:p>
                <draw:g>
                  <svg:desc>Sheet2.C8:Sheet2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5">
                <text:p>705</text:p>
              </table:table-cell>
              <table:table-cell office:value-type="float" office:value="1.54637030896653">
                <text:p>1.54637030896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5">
                <text:p>805</text:p>
              </table:table-cell>
              <table:table-cell office:value-type="float" office:value="1.52427210406179">
                <text:p>1.524272104061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7">
                <text:p>907</text:p>
              </table:table-cell>
              <table:table-cell office:value-type="float" office:value="1.50383292245042">
                <text:p>1.50383292245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7">
                <text:p>1007</text:p>
              </table:table-cell>
              <table:table-cell office:value-type="float" office:value="1.48185450967942">
                <text:p>1.48185450967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7">
                <text:p>1107</text:p>
              </table:table-cell>
              <table:table-cell office:value-type="float" office:value="1.46168008802578">
                <text:p>1.461680088025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9">
                <text:p>1209</text:p>
              </table:table-cell>
              <table:table-cell office:value-type="float" office:value="1.43990621556854">
                <text:p>1.43990621556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09">
                <text:p>1309</text:p>
              </table:table-cell>
              <table:table-cell office:value-type="float" office:value="1.41883415268767">
                <text:p>1.41883415268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11">
                <text:p>1411</text:p>
              </table:table-cell>
              <table:table-cell office:value-type="float" office:value="1.39851933074246">
                <text:p>1.39851933074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11">
                <text:p>1511</text:p>
              </table:table-cell>
              <table:table-cell office:value-type="float" office:value="1.37533452088355">
                <text:p>1.37533452088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12">
                <text:p>1612</text:p>
              </table:table-cell>
              <table:table-cell office:value-type="float" office:value="1.35663380370146">
                <text:p>1.35663380370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13">
                <text:p>1713</text:p>
              </table:table-cell>
              <table:table-cell office:value-type="float" office:value="1.33371076096156">
                <text:p>1.333710760961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13">
                <text:p>1813</text:p>
              </table:table-cell>
              <table:table-cell office:value-type="float" office:value="1.31288998753648">
                <text:p>1.312889987536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4">
                <text:p>1914</text:p>
              </table:table-cell>
              <table:table-cell office:value-type="float" office:value="1.29297220388852">
                <text:p>1.29297220388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5">
                <text:p>2015</text:p>
              </table:table-cell>
              <table:table-cell office:value-type="float" office:value="1.27127624953562">
                <text:p>1.271276249535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16">
                <text:p>2116</text:p>
              </table:table-cell>
              <table:table-cell office:value-type="float" office:value="1.25047463797736">
                <text:p>1.25047463797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16">
                <text:p>2216</text:p>
              </table:table-cell>
              <table:table-cell office:value-type="float" office:value="1.22926036185269">
                <text:p>1.229260361852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18">
                <text:p>2318</text:p>
              </table:table-cell>
              <table:table-cell office:value-type="float" office:value="1.20758626789577">
                <text:p>1.20758626789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18">
                <text:p>2418</text:p>
              </table:table-cell>
              <table:table-cell office:value-type="float" office:value="1.18692836971668">
                <text:p>1.186928369716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20">
                <text:p>2520</text:p>
              </table:table-cell>
              <table:table-cell office:value-type="float" office:value="1.16583470493484">
                <text:p>1.165834704934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20">
                <text:p>2620</text:p>
              </table:table-cell>
              <table:table-cell office:value-type="float" office:value="1.14425464654681">
                <text:p>1.144254646546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20">
                <text:p>2720</text:p>
              </table:table-cell>
              <table:table-cell office:value-type="float" office:value="1.12541649142016">
                <text:p>1.12541649142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22">
                <text:p>2822</text:p>
              </table:table-cell>
              <table:table-cell office:value-type="float" office:value="1.10296944910952">
                <text:p>1.10296944910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22">
                <text:p>2922</text:p>
              </table:table-cell>
              <table:table-cell office:value-type="float" office:value="1.08329558455622">
                <text:p>1.08329558455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23">
                <text:p>3023</text:p>
              </table:table-cell>
              <table:table-cell office:value-type="float" office:value="1.05987146035168">
                <text:p>1.059871460351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24">
                <text:p>3124</text:p>
              </table:table-cell>
              <table:table-cell office:value-type="float" office:value="1.03932219264254">
                <text:p>1.039322192642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25">
                <text:p>3225</text:p>
              </table:table-cell>
              <table:table-cell office:value-type="float" office:value="1.02014611538868">
                <text:p>1.020146115388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25">
                <text:p>3325</text:p>
              </table:table-cell>
              <table:table-cell office:value-type="float" office:value="0.99694863489161">
                <text:p>0.996948634891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26">
                <text:p>3426</text:p>
              </table:table-cell>
              <table:table-cell office:value-type="float" office:value="0.978777148885595">
                <text:p>0.9787771488855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27">
                <text:p>3527</text:p>
              </table:table-cell>
              <table:table-cell office:value-type="float" office:value="0.956472521506987">
                <text:p>0.9564725215069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28">
                <text:p>3628</text:p>
              </table:table-cell>
              <table:table-cell office:value-type="float" office:value="0.935583425254564">
                <text:p>0.9355834252545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29">
                <text:p>3729</text:p>
              </table:table-cell>
              <table:table-cell office:value-type="float" office:value="0.914288729203482">
                <text:p>0.9142887292034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29">
                <text:p>3829</text:p>
              </table:table-cell>
              <table:table-cell office:value-type="float" office:value="0.892489721688203">
                <text:p>0.8924897216882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31">
                <text:p>3931</text:p>
              </table:table-cell>
              <table:table-cell office:value-type="float" office:value="0.872255246284399">
                <text:p>0.8722552462843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31">
                <text:p>4031</text:p>
              </table:table-cell>
              <table:table-cell office:value-type="float" office:value="0.851645538380624">
                <text:p>0.8516455383806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32">
                <text:p>4132</text:p>
              </table:table-cell>
              <table:table-cell office:value-type="float" office:value="0.830558536382905">
                <text:p>0.8305585363829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33">
                <text:p>4233</text:p>
              </table:table-cell>
              <table:table-cell office:value-type="float" office:value="0.809017276602359">
                <text:p>0.8090172766023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33">
                <text:p>4333</text:p>
              </table:table-cell>
              <table:table-cell office:value-type="float" office:value="0.78922978923699">
                <text:p>0.789229789236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34">
                <text:p>4434</text:p>
              </table:table-cell>
              <table:table-cell office:value-type="float" office:value="0.766815770485146">
                <text:p>0.7668157704851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35">
                <text:p>4535</text:p>
              </table:table-cell>
              <table:table-cell office:value-type="float" office:value="0.74848727559311">
                <text:p>0.748487275593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36">
                <text:p>4636</text:p>
              </table:table-cell>
              <table:table-cell office:value-type="float" office:value="0.725081799090291">
                <text:p>0.7250817990902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37">
                <text:p>4737</text:p>
              </table:table-cell>
              <table:table-cell office:value-type="float" office:value="0.703542956742066">
                <text:p>0.7035429567420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38">
                <text:p>4838</text:p>
              </table:table-cell>
              <table:table-cell office:value-type="float" office:value="0.684005522642662">
                <text:p>0.6840055226426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38">
                <text:p>4938</text:p>
              </table:table-cell>
              <table:table-cell office:value-type="float" office:value="0.661553308968767">
                <text:p>0.6615533089687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40">
                <text:p>5040</text:p>
              </table:table-cell>
              <table:table-cell office:value-type="float" office:value="0.641169441467232">
                <text:p>0.6411694414672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40">
                <text:p>5140</text:p>
              </table:table-cell>
              <table:table-cell office:value-type="float" office:value="0.620361410834293">
                <text:p>0.6203614108342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40">
                <text:p>5240</text:p>
              </table:table-cell>
              <table:table-cell office:value-type="float" office:value="0.596415991600174">
                <text:p>0.5964159916001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42">
                <text:p>5342</text:p>
              </table:table-cell>
              <table:table-cell office:value-type="float" office:value="0.580146441472702">
                <text:p>0.5801464414727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42">
                <text:p>5442</text:p>
              </table:table-cell>
              <table:table-cell office:value-type="float" office:value="0.555206079446722">
                <text:p>0.5552060794467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43">
                <text:p>5543</text:p>
              </table:table-cell>
              <table:table-cell office:value-type="float" office:value="0.535381641661878">
                <text:p>0.5353816416618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44">
                <text:p>5644</text:p>
              </table:table-cell>
              <table:table-cell office:value-type="float" office:value="0.515156233126437">
                <text:p>0.5151562331264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45">
                <text:p>5745</text:p>
              </table:table-cell>
              <table:table-cell office:value-type="float" office:value="0.491520472707985">
                <text:p>0.4915204727079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46">
                <text:p>5846</text:p>
              </table:table-cell>
              <table:table-cell office:value-type="float" office:value="0.470378558950809">
                <text:p>0.4703785589508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46">
                <text:p>5946</text:p>
              </table:table-cell>
              <table:table-cell office:value-type="float" office:value="0.451839658618064">
                <text:p>0.4518396586180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47">
                <text:p>6047</text:p>
              </table:table-cell>
              <table:table-cell office:value-type="float" office:value="0.429832464556459">
                <text:p>0.429832464556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48">
                <text:p>6148</text:p>
              </table:table-cell>
              <table:table-cell office:value-type="float" office:value="0.410585310802736">
                <text:p>0.4105853108027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49">
                <text:p>6249</text:p>
              </table:table-cell>
              <table:table-cell office:value-type="float" office:value="0.384309566035373">
                <text:p>0.3843095660353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49">
                <text:p>6349</text:p>
              </table:table-cell>
              <table:table-cell office:value-type="float" office:value="0.364156884286488">
                <text:p>0.3641568842864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51">
                <text:p>6451</text:p>
              </table:table-cell>
              <table:table-cell office:value-type="float" office:value="0.343518779889178">
                <text:p>0.3435187798891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51">
                <text:p>6551</text:p>
              </table:table-cell>
              <table:table-cell office:value-type="float" office:value="0.322518187287238">
                <text:p>0.3225181872872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52">
                <text:p>6652</text:p>
              </table:table-cell>
              <table:table-cell office:value-type="float" office:value="0.301067092061903">
                <text:p>0.3010670920619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53">
                <text:p>6753</text:p>
              </table:table-cell>
              <table:table-cell office:value-type="float" office:value="0.279145741429495">
                <text:p>0.2791457414294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53">
                <text:p>6853</text:p>
              </table:table-cell>
              <table:table-cell office:value-type="float" office:value="0.256655693846658">
                <text:p>0.2566556938466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55">
                <text:p>6955</text:p>
              </table:table-cell>
              <table:table-cell office:value-type="float" office:value="0.237598572283794">
                <text:p>0.237598572283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55">
                <text:p>7055</text:p>
              </table:table-cell>
              <table:table-cell office:value-type="float" office:value="0.214223889139556">
                <text:p>0.2142238891395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56">
                <text:p>7156</text:p>
              </table:table-cell>
              <table:table-cell office:value-type="float" office:value="0.194250127659228">
                <text:p>0.1942501276592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57">
                <text:p>7257</text:p>
              </table:table-cell>
              <table:table-cell office:value-type="float" office:value="0.173953307123438">
                <text:p>0.1739533071234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58">
                <text:p>7358</text:p>
              </table:table-cell>
              <table:table-cell office:value-type="float" office:value="0.14902327139244">
                <text:p>0.149023271392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58">
                <text:p>7458</text:p>
              </table:table-cell>
              <table:table-cell office:value-type="float" office:value="0.131992709458497">
                <text:p>0.1319927094584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60">
                <text:p>7560</text:p>
              </table:table-cell>
              <table:table-cell office:value-type="float" office:value="0.105980323537232">
                <text:p>0.1059803235372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60">
                <text:p>7660</text:p>
              </table:table-cell>
              <table:table-cell office:value-type="float" office:value="0.0881940107359163">
                <text:p>0.08819401073591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60">
                <text:p>7760</text:p>
              </table:table-cell>
              <table:table-cell office:value-type="float" office:value="0.0701788346212465">
                <text:p>0.07017883462124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62">
                <text:p>7862</text:p>
              </table:table-cell>
              <table:table-cell office:value-type="float" office:value="0.0424846116061554">
                <text:p>0.04248461160615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62">
                <text:p>7962</text:p>
              </table:table-cell>
              <table:table-cell office:value-type="float" office:value="0.0235211950413459">
                <text:p>0.02352119504134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64">
                <text:p>8064</text:p>
              </table:table-cell>
              <table:table-cell office:value-type="float" office:value="-0.000600180072032349">
                <text:p>-0.0006001800720323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64">
                <text:p>8164</text:p>
              </table:table-cell>
              <table:table-cell office:value-type="float" office:value="-0.0254203773469111">
                <text:p>-0.02542037734691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65">
                <text:p>8265</text:p>
              </table:table-cell>
              <table:table-cell office:value-type="float" office:value="-0.0405095433382099">
                <text:p>-0.04050954333820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66">
                <text:p>8366</text:p>
              </table:table-cell>
              <table:table-cell office:value-type="float" office:value="-0.0663535005500211">
                <text:p>-0.06635350055002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66">
                <text:p>8466</text:p>
              </table:table-cell>
              <table:table-cell office:value-type="float" office:value="-0.0874114570109695">
                <text:p>-0.08741145701096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67">
                <text:p>8567</text:p>
              </table:table-cell>
              <table:table-cell office:value-type="float" office:value="-0.109033921024135">
                <text:p>-0.1090339210241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68">
                <text:p>8668</text:p>
              </table:table-cell>
              <table:table-cell office:value-type="float" office:value="-0.131020262438404">
                <text:p>-0.1310202624384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69">
                <text:p>8769</text:p>
              </table:table-cell>
              <table:table-cell office:value-type="float" office:value="-0.147920130076622">
                <text:p>-0.1479201300766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69">
                <text:p>8869</text:p>
              </table:table-cell>
              <table:table-cell office:value-type="float" office:value="-0.176617853877276">
                <text:p>-0.1766178538772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71">
                <text:p>8971</text:p>
              </table:table-cell>
              <table:table-cell office:value-type="float" office:value="-0.194313169646333">
                <text:p>-0.194313169646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71">
                <text:p>9071</text:p>
              </table:table-cell>
              <table:table-cell office:value-type="float" office:value="-0.218280395648222">
                <text:p>-0.2182803956482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71">
                <text:p>9171</text:p>
              </table:table-cell>
              <table:table-cell office:value-type="float" office:value="-0.236735504833677">
                <text:p>-0.2367355048336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73">
                <text:p>9273</text:p>
              </table:table-cell>
              <table:table-cell office:value-type="float" office:value="-0.261754450441865">
                <text:p>-0.2617544504418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73">
                <text:p>9373</text:p>
              </table:table-cell>
              <table:table-cell office:value-type="float" office:value="-0.287548748006546">
                <text:p>-0.2875487480065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75">
                <text:p>9475</text:p>
              </table:table-cell>
              <table:table-cell office:value-type="float" office:value="-0.307204738940645">
                <text:p>-0.3072047389406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75">
                <text:p>9575</text:p>
              </table:table-cell>
              <table:table-cell office:value-type="float" office:value="-0.327393572688009">
                <text:p>-0.3273935726880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76">
                <text:p>9676</text:p>
              </table:table-cell>
              <table:table-cell office:value-type="float" office:value="-0.354962125935058">
                <text:p>-0.3549621259350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77">
                <text:p>9777</text:p>
              </table:table-cell>
              <table:table-cell office:value-type="float" office:value="-0.368892127877324">
                <text:p>-0.3688921278773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77">
                <text:p>9877</text:p>
              </table:table-cell>
              <table:table-cell office:value-type="float" office:value="-0.397645759056033">
                <text:p>-0.3976457590560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78">
                <text:p>9978</text:p>
              </table:table-cell>
              <table:table-cell office:value-type="float" office:value="-0.412338677051337">
                <text:p>-0.4123386770513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6cm" svg:y="4.201cm" style:legend-expansion="high" chart:style-name="ch2"/>
        <chart:plot-area chart:style-name="ch3" table:cell-range-address="Sheet3.A1:Sheet3.B21" svg:x="0.32cm" svg:y="0.18cm" svg:width="13.097cm" svg:height="8.64cm">
          <chartooo:coordinate-region svg:x="1.312cm" svg:y="0.38cm" svg:width="11.91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1:Sheet3.B21" chart:class="chart:scatter">
            <chart:domain table:cell-range-address="Sheet3.A1:Sheet3.A2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">
                <text:p>79</text:p>
                <draw:g>
                  <svg:desc>Sheet3.A1:Sheet3.A21</svg:desc>
                </draw:g>
              </table:table-cell>
              <table:table-cell office:value-type="float" office:value="897.13">
                <text:p>897.13</text:p>
                <draw:g>
                  <svg:desc>Sheet3.B1:Sheet3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5">
                <text:p>75.5</text:p>
              </table:table-cell>
              <table:table-cell office:value-type="float" office:value="884.25">
                <text:p>884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870.79">
                <text:p>870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836.14">
                <text:p>836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8">
                <text:p>61.8</text:p>
              </table:table-cell>
              <table:table-cell office:value-type="float" office:value="818.65">
                <text:p>818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.3">
                <text:p>56.3</text:p>
              </table:table-cell>
              <table:table-cell office:value-type="float" office:value="790.91">
                <text:p>790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7">
                <text:p>51.7</text:p>
              </table:table-cell>
              <table:table-cell office:value-type="float" office:value="758.3">
                <text:p>758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5">
                <text:p>49.5</text:p>
              </table:table-cell>
              <table:table-cell office:value-type="float" office:value="742.71">
                <text:p>742.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7">
                <text:p>45.7</text:p>
              </table:table-cell>
              <table:table-cell office:value-type="float" office:value="710.82">
                <text:p>710.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2">
                <text:p>44.2</text:p>
              </table:table-cell>
              <table:table-cell office:value-type="float" office:value="699.66">
                <text:p>699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6">
                <text:p>40.6</text:p>
              </table:table-cell>
              <table:table-cell office:value-type="float" office:value="671.01">
                <text:p>671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3">
                <text:p>38.3</text:p>
              </table:table-cell>
              <table:table-cell office:value-type="float" office:value="650.63">
                <text:p>650.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8">
                <text:p>34.8</text:p>
              </table:table-cell>
              <table:table-cell office:value-type="float" office:value="617.19">
                <text:p>617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6">
                <text:p>32.6</text:p>
              </table:table-cell>
              <table:table-cell office:value-type="float" office:value="596.88">
                <text:p>596.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2">
                <text:p>30.2</text:p>
              </table:table-cell>
              <table:table-cell office:value-type="float" office:value="574.02">
                <text:p>574.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.3">
                <text:p>27.3</text:p>
              </table:table-cell>
              <table:table-cell office:value-type="float" office:value="542.65">
                <text:p>542.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3">
                <text:p>25.3</text:p>
              </table:table-cell>
              <table:table-cell office:value-type="float" office:value="522.93">
                <text:p>522.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.8">
                <text:p>23.8</text:p>
              </table:table-cell>
              <table:table-cell office:value-type="float" office:value="508.12">
                <text:p>508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4">
                <text:p>22.4</text:p>
              </table:table-cell>
              <table:table-cell office:value-type="float" office:value="490.21">
                <text:p>490.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3">
                <text:p>21.3</text:p>
              </table:table-cell>
              <table:table-cell office:value-type="float" office:value="479.11">
                <text:p>479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1">
                <text:p>21.1</text:p>
              </table:table-cell>
              <table:table-cell office:value-type="float" office:value="479.07">
                <text:p>479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